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Default"/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Default"/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Default"/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table:style-name="Default"/>
          <table:table-cell office:value-type="string" calcext:value-type="string">
            <text:p>7-tips-for-creating-a-mobile-friendly-website</text:p>
          </table:table-cell>
          <table:table-cell table:number-columns-repeated="2"/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09:05:57.92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2T10:44:36.226000000</dc:date>
    <meta:editing-duration>PT22H9M10S</meta:editing-duration>
    <meta:editing-cycles>52</meta:editing-cycles>
    <meta:generator>LibreOffice/7.2.0.4$Windows_X86_64 LibreOffice_project/9a9c6381e3f7a62afc1329bd359cc48accb6435b</meta:generator>
    <meta:document-statistic meta:table-count="1" meta:cell-count="233" meta:object-count="0"/>
  </office:meta>
</office:document-meta>
</file>